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vor Bramwell</text:p>
      <text:p text:style-name="Standard">COMM218</text:p>
      <text:p text:style-name="Standard">Imran Haider</text:p>
      <text:p text:style-name="Standard">April 26, 2013</text:p>
      <text:p text:style-name="Standard"/>
      <text:p text:style-name="P2">OBSERVATIONS</text:p>
      <text:p text:style-name="Standard">Two men are in MU commons talking by the window. The first man has a brown shirt on and is eating Panda Express. He gestures a lot with his hands when speaking. His drink is small with no lid. I assume it is water and not soda because of this fact. He is eating with a fork and not chopsticks. His hair is short and brown and he is clean shaven. He is haunching over his food.</text:p>
      <text:p text:style-name="Standard"/>
      <text:p text:style-name="Standard">The second man is wearing a black shirt with a blue dinosaur on the front. He is wearing glasses and has a chinstrap beard. His shorts are a khaki color. He has already finished eating his meal of a sandwich from Togos. He has a large drink which I assume is soda. He leans back in his chair a lot and taps his heel. Seems to have a lot of 'nervous' energy.</text:p>
      <text:p text:style-name="Standard"/>
      <text:p text:style-name="Standard">Both are talking at a reasonable volume. The second man seems to be explaining some concept to the first. I over hear the word 'internship'. They might be the same field and are discussing internships over the summer. I overhear the word 'basically' several times and assume the second man is giving the first advice.</text:p>
      <text:p text:style-name="Standard"/>
      <text:p text:style-name="Standard">There is an MU Fashion show Ad hand painted on the window behind behind them. </text:p>
      <text:p text:style-name="Standard"/>
      <text:p text:style-name="P2">SIMILARITES AND DIFFERENCES</text:p>
      <text:p text:style-name="P3">While all three of us heard parts of the conversation, Mark and Michael caught a lot more, and thus had a richer set of assumptions about both of the men. Mark thought that the bearded man dominated the conversation, while Michael and I both felt there was more of a give-and-take. We all agreed the bearded man had nervous energy, and came to the conclusion from their posture and conversation that they might be roommates or at least good friends.</text:p>
      <text:p text:style-name="P3"/>
      <text:p text:style-name="P3">My perception of the two men was influenced by two things I know of. One, though I had eaten about 3 hours ago, my lunch was not that filling and so my attention was drawn immediately towards what each person was eating. Two, I noticed the dinosaur shirt right away, as I am a fan of dinosaurs. This led me to take close observation of their clothes, which neither of my partners did as throughly.</text:p>
      <text:p text:style-name="P3"/>
      <text:p text:style-name="P3">Senses also influenced my perception. Since I could not hear the conversation as clearly as Mark and Michael, my observations and interpretations were more focused on visual, and not relational, asp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0:51:28</meta:creation-date>
    <dc:date>2013-04-28T21:02:43</dc:date>
    <meta:editing-duration>PT17M54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13" meta:word-count="417" meta:character-count="2264" meta:non-whitespace-character-count="1859"/>
  </office:meta>
</office:document-meta>
</file>